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Brix Slab Regular"/>
    </style:style>
    <style:style style:name="P2" style:family="paragraph" style:parent-style-name="Heading_20_3">
      <style:text-properties style:font-name="Brix Slab Regular"/>
    </style:style>
    <style:style style:name="P3" style:family="paragraph" style:parent-style-name="Heading_20_4">
      <style:text-properties style:font-name="Brix Slab Regular"/>
    </style:style>
    <style:style style:name="P4" style:family="paragraph" style:parent-style-name="Heading_20_5">
      <style:text-properties style:font-name="Brix Slab Regular"/>
    </style:style>
    <style:style style:name="P5" style:family="paragraph" style:parent-style-name="Standard">
      <style:text-properties style:font-name="Brix Slab Regular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 style:list-style-name="L8">
      <style:paragraph-properties fo:margin-top="0in" fo:margin-bottom="0in" style:contextual-spacing="false"/>
      <style:text-properties style:font-name="Brix Slab Regular"/>
    </style:style>
    <style:style style:name="P26" style:family="paragraph" style:parent-style-name="Text_20_body" style:list-style-name="L8">
      <style:text-properties style:font-name="Brix Slab Regular"/>
    </style:style>
    <style:style style:name="P27" style:family="paragraph" style:parent-style-name="Text_20_body" style:list-style-name="L9">
      <style:paragraph-properties fo:margin-top="0in" fo:margin-bottom="0in" style:contextual-spacing="false"/>
      <style:text-properties style:font-name="Brix Slab Regular"/>
    </style:style>
    <style:style style:name="T1" style:family="text">
      <style:text-properties style:font-name="Brix Slab Regula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die </text:span><text:span text:style-name="Strong_20_Emphasis"><text:span text:style-name="T1">senseBox RTC</text:span></text:span><text:span text:style-name="T1"> (Real Time Clock) basiert auf dem </text:span><text:span text:style-name="Strong_20_Emphasis"><text:span text:style-name="T1">RV-8823 RTC-Modul</text:span></text:span><text:span text:style-name="T1">. Diese Echtzeituhr ist darauf ausgelegt, präzise Zeit- und Datumsinformationen bereitzustellen, selbst wenn das Hauptsystem ausgeschaltet ist. Sie ist eine nützliche Ergänzung für Systeme, die eine genaue Zeitmessung und -verfolgung erfordern, wie z.B. in Datenlogger-Anwendungen, automatisierten Steuerungssystemen oder in der Forschung.</text:span></text:p>
      <text:h text:style-name="P2" text:outline-level="3">Ausführliches Datenblatt für die senseBox RTC (basierend auf dem RV-8823 RTC-Modul)</text:h>
      <text:h text:style-name="P3" text:outline-level="4">Allgemeine Informationen</text:h>
      <text:list xml:id="list2722421213" text:style-name="L1">
        <text:list-item>
          <text:p text:style-name="P7"><text:span text:style-name="Strong_20_Emphasis"><text:span text:style-name="T1">Produktname:</text:span></text:span><text:span text:style-name="T1"> senseBox RTC</text:span></text:p>
        </text:list-item>
        <text:list-item>
          <text:p text:style-name="P7"><text:span text:style-name="Strong_20_Emphasis"><text:span text:style-name="T1">Modul:</text:span></text:span><text:span text:style-name="T1"> RV-8823 RTC-Modul</text:span></text:p>
        </text:list-item>
        <text:list-item>
          <text:p text:style-name="P6"><text:span text:style-name="Strong_20_Emphasis"><text:span text:style-name="T1">Einsatzbereiche:</text:span></text:span><text:span text:style-name="T1"> Zeitmessung, Datenlogger, Automatisierung, Zeitstempelung von Daten</text:span></text:p>
        </text:list-item>
      </text:list>
      <text:h text:style-name="P3" text:outline-level="4">Technische Spezifikationen</text:h>
      <text:h text:style-name="P4" text:outline-level="5">Zeit- und Datumsfunktionen</text:h>
      <text:list xml:id="list2956027931" text:style-name="L2">
        <text:list-item>
          <text:p text:style-name="P9"><text:span text:style-name="Strong_20_Emphasis"><text:span text:style-name="T1">Funktionen:</text:span></text:span><text:span text:style-name="T1"> Echtzeituhr (RTC) mit Kalenderfunktion</text:span></text:p>
        </text:list-item>
        <text:list-item>
          <text:p text:style-name="P9"><text:span text:style-name="Strong_20_Emphasis"><text:span text:style-name="T1">Zeitformat:</text:span></text:span><text:span text:style-name="T1"> 24-Stunden-Format</text:span></text:p>
        </text:list-item>
        <text:list-item>
          <text:p text:style-name="P9"><text:span text:style-name="Strong_20_Emphasis"><text:span text:style-name="T1">Datum:</text:span></text:span><text:span text:style-name="T1"> Unterstützt Jahr, Monat, Tag, Wochentag</text:span></text:p>
        </text:list-item>
        <text:list-item>
          <text:p text:style-name="P9"><text:span text:style-name="Strong_20_Emphasis"><text:span text:style-name="T1">Zeitgenauigkeit:</text:span></text:span><text:span text:style-name="T1"> ±5 ppm (typisch), ±3 ppm bei 25°C</text:span></text:p>
        </text:list-item>
        <text:list-item>
          <text:p text:style-name="P8"><text:span text:style-name="Strong_20_Emphasis"><text:span text:style-name="T1">Einstellbare Parameter:</text:span></text:span><text:span text:style-name="T1"> Sekunde, Minute, Stunde, Tag, Datum, Monat, Jahr</text:span></text:p>
        </text:list-item>
      </text:list>
      <text:h text:style-name="P4" text:outline-level="5">Elektrische Eigenschaften</text:h>
      <text:list xml:id="list3499658521" text:style-name="L3">
        <text:list-item>
          <text:p text:style-name="P11"><text:span text:style-name="Strong_20_Emphasis"><text:span text:style-name="T1">Betriebsspannung:</text:span></text:span><text:span text:style-name="T1"> 1.8V bis 5.5V DC</text:span></text:p>
        </text:list-item>
        <text:list-item>
          <text:p text:style-name="P11"><text:span text:style-name="Strong_20_Emphasis"><text:span text:style-name="T1">Stromverbrauch:</text:span></text:span></text:p>
          <text:list>
            <text:list-item>
              <text:p text:style-name="P11"><text:span text:style-name="Strong_20_Emphasis"><text:span text:style-name="T1">Aktivmodus:</text:span></text:span><text:span text:style-name="T1"> Typisch 0.2 µA bei 3V</text:span></text:p>
            </text:list-item>
            <text:list-item>
              <text:p text:style-name="P11"><text:span text:style-name="Strong_20_Emphasis"><text:span text:style-name="T1">Batteriepuffer:</text:span></text:span><text:span text:style-name="T1"> Typisch 0.1 µA bei 3V</text:span></text:p>
            </text:list-item>
          </text:list>
        </text:list-item>
        <text:list-item>
          <text:p text:style-name="P10"><text:span text:style-name="Strong_20_Emphasis"><text:span text:style-name="T1">Energiesicherung:</text:span></text:span><text:span text:style-name="T1"> Unterstützt Batteriepufferung für kontinuierlichen Betrieb während der Systemabschaltung</text:span></text:p>
        </text:list-item>
      </text:list>
      <text:h text:style-name="P4" text:outline-level="5">Schnittstellen und Kommunikation</text:h>
      <text:list xml:id="list1694869072" text:style-name="L4">
        <text:list-item>
          <text:p text:style-name="P13"><text:span text:style-name="Strong_20_Emphasis"><text:span text:style-name="T1">Kommunikationsschnittstelle:</text:span></text:span><text:span text:style-name="T1"> I2C (Inter-Integrated Circuit)</text:span></text:p>
        </text:list-item>
        <text:list-item>
          <text:p text:style-name="P13"><text:span text:style-name="Strong_20_Emphasis"><text:span text:style-name="T1">I2C-Adresse:</text:span></text:span><text:span text:style-name="T1"> Standardadresse 0x32</text:span></text:p>
        </text:list-item>
        <text:list-item>
          <text:p text:style-name="P12"><text:span text:style-name="Strong_20_Emphasis"><text:span text:style-name="T1">Backup-Batterie:</text:span></text:span><text:span text:style-name="T1"> CR2032 oder vergleichbare Knopfzelle</text:span></text:p>
        </text:list-item>
      </text:list>
      <text:h text:style-name="P4" text:outline-level="5">Physische Eigenschaften</text:h>
      <text:list xml:id="list3449186069" text:style-name="L5">
        <text:list-item>
          <text:p text:style-name="P15"><text:span text:style-name="Strong_20_Emphasis"><text:span text:style-name="T1">Abmessungen:</text:span></text:span><text:span text:style-name="T1"> Kompakte Größe, typischerweise ca. 15 mm x 15 mm</text:span></text:p>
        </text:list-item>
        <text:list-item>
          <text:p text:style-name="P14"><text:span text:style-name="Strong_20_Emphasis"><text:span text:style-name="T1">Gehäuse:</text:span></text:span><text:span text:style-name="T1"> Offenes PCB-Design oder mit optionalem Schutzgehäuse</text:span></text:p>
        </text:list-item>
      </text:list>
      <text:h text:style-name="P3" text:outline-level="4">Funktionen und Merkmale</text:h>
      <text:list xml:id="list3437982164" text:style-name="L6">
        <text:list-item>
          <text:p text:style-name="P17"><text:span text:style-name="Strong_20_Emphasis"><text:span text:style-name="T1">Präzise Zeitmessung:</text:span></text:span><text:span text:style-name="T1"> Hohe Genauigkeit dank des eingebauten Quarzoszillators.</text:span></text:p>
        </text:list-item>
        <text:list-item>
          <text:p text:style-name="P17"><text:span text:style-name="Strong_20_Emphasis"><text:span text:style-name="T1">Automatische Zeitkorrektur:</text:span></text:span><text:span text:style-name="T1"> Eingebaute Mechanismen zur Korrektur der Zeitabweichung.</text:span></text:p>
        </text:list-item>
        <text:list-item>
          <text:p text:style-name="P17"><text:soft-page-break/><text:span text:style-name="Strong_20_Emphasis"><text:span text:style-name="T1">Batteriepufferung:</text:span></text:span><text:span text:style-name="T1"> Ermöglicht den Weiterbetrieb der Uhrzeit- und Datumsverfolgung auch bei Stromausfall.</text:span></text:p>
        </text:list-item>
        <text:list-item>
          <text:p text:style-name="P16"><text:span text:style-name="Strong_20_Emphasis"><text:span text:style-name="T1">Einfache Integration:</text:span></text:span><text:span text:style-name="T1"> I2C-Schnittstelle ermöglicht einfache Integration in verschiedene Mikrocontroller- und Computersysteme.</text:span></text:p>
        </text:list-item>
      </text:list>
      <text:h text:style-name="P3" text:outline-level="4">Anwendungsbereiche</text:h>
      <text:list xml:id="list750801478" text:style-name="L7">
        <text:list-item>
          <text:p text:style-name="P19"><text:span text:style-name="Strong_20_Emphasis"><text:span text:style-name="T1">Datenlogger:</text:span></text:span><text:span text:style-name="T1"> Zeitstempelung von Sensordaten zur präzisen zeitlichen Zuordnung.</text:span></text:p>
        </text:list-item>
        <text:list-item>
          <text:p text:style-name="P19"><text:span text:style-name="Strong_20_Emphasis"><text:span text:style-name="T1">Automatisierung:</text:span></text:span><text:span text:style-name="T1"> Zeitgesteuerte Schaltungen und Steuerungen in der Heim- und Gebäudeautomation.</text:span></text:p>
        </text:list-item>
        <text:list-item>
          <text:p text:style-name="P19"><text:span text:style-name="Strong_20_Emphasis"><text:span text:style-name="T1">Forschung:</text:span></text:span><text:span text:style-name="T1"> Einsatz in wissenschaftlichen Projekten, die genaue Zeitstempel erfordern.</text:span></text:p>
        </text:list-item>
        <text:list-item>
          <text:p text:style-name="P18"><text:span text:style-name="Strong_20_Emphasis"><text:span text:style-name="T1">Allgemeine Zeitmessung:</text:span></text:span><text:span text:style-name="T1"> Allgemeine Anwendungen zur Zeit- und Datumsanzeige in verschiedenen Geräten.</text:span></text:p>
        </text:list-item>
      </text:list>
      <text:h text:style-name="P3" text:outline-level="4">Sicherheits- und Nutzungsrichtlinien</text:h>
      <text:list xml:id="list217433867" text:style-name="L8">
        <text:list-item>
          <text:p text:style-name="P20"><text:span text:style-name="Strong_20_Emphasis"><text:span text:style-name="T1">Betriebssicherheit:</text:span></text:span></text:p>
          <text:list>
            <text:list-item>
              <text:p text:style-name="P25">Sicherstellen, dass die Backup-Batterie korrekt installiert ist, um den Verlust von Zeit- und Datumsinformationen bei Stromausfall zu vermeiden.</text:p>
            </text:list-item>
            <text:list-item>
              <text:p text:style-name="P25">Vermeiden Sie den Betrieb außerhalb der spezifizierten Spannung und Temperaturbereiche, um die Genauigkeit und Lebensdauer des Moduls zu gewährleisten.</text:p>
            </text:list-item>
          </text:list>
        </text:list-item>
        <text:list-item>
          <text:p text:style-name="P20"><text:span text:style-name="Strong_20_Emphasis"><text:span text:style-name="T1">Installation:</text:span></text:span></text:p>
          <text:list>
            <text:list-item>
              <text:p text:style-name="P25">Vermeiden Sie mechanische Belastungen und extreme Temperaturen, die den Quarz oder die Elektronik beschädigen könnten.</text:p>
            </text:list-item>
            <text:list-item>
              <text:p text:style-name="P26">Regelmäßige Überprüfung und Erneuerung der Backup-Batterie, um eine kontinuierliche Zeitverfolgung sicherzustellen.</text:p>
            </text:list-item>
          </text:list>
        </text:list-item>
      </text:list>
      <text:h text:style-name="P3" text:outline-level="4">Verpackung und Lieferung</text:h>
      <text:list xml:id="list3720120366" text:style-name="L9">
        <text:list-item>
          <text:p text:style-name="P22"><text:span text:style-name="Strong_20_Emphasis"><text:span text:style-name="T1">Lieferumfang:</text:span></text:span></text:p>
          <text:list>
            <text:list-item>
              <text:p text:style-name="P27">senseBox RTC Modul (RV-8823)</text:p>
            </text:list-item>
            <text:list-item>
              <text:p text:style-name="P27">Verbindungskabel (I2C)</text:p>
            </text:list-item>
            <text:list-item>
              <text:p text:style-name="P27">Kurzanleitung</text:p>
            </text:list-item>
          </text:list>
        </text:list-item>
        <text:list-item>
          <text:p text:style-name="P21"><text:span text:style-name="Strong_20_Emphasis"><text:span text:style-name="T1">Verpackung:</text:span></text:span><text:span text:style-name="T1"> Antistatische Verpackung zum Schutz vor elektrostatischen Entladungen und mechanischen Schäden</text:span></text:p>
        </text:list-item>
      </text:list>
      <text:h text:style-name="P3" text:outline-level="4">Hinweise und Empfehlungen</text:h>
      <text:list xml:id="list2868700364" text:style-name="L10">
        <text:list-item>
          <text:p text:style-name="P24"><text:span text:style-name="Strong_20_Emphasis"><text:span text:style-name="T1">Kompatibilität:</text:span></text:span><text:span text:style-name="T1"> Kompatibel mit senseBox MCU und anderen I2C-fähigen Systemen.</text:span></text:p>
        </text:list-item>
        <text:list-item>
          <text:p text:style-name="P24"><text:span text:style-name="Strong_20_Emphasis"><text:span text:style-name="T1">Energieversorgung:</text:span></text:span><text:span text:style-name="T1"> Für einen kontinuierlichen Betrieb sollte eine Backup-Batterie (z.B. CR2032) installiert sein, um den Verlust der Zeitinformation zu verhindern.</text:span></text:p>
        </text:list-item>
        <text:list-item>
          <text:p text:style-name="P23"><text:span text:style-name="Strong_20_Emphasis"><text:span text:style-name="T1">Wartung:</text:span></text:span><text:span text:style-name="T1"> Regelmäßige Überprüfung der Batterie und Austausch bei niedriger Spannung.</text:span></text:p>
        </text:list-item>
      </text:list>
      <text:p text:style-name="P1"/>
      <text:p text:style-name="Text_20_body"><text:soft-page-break/><text:span text:style-name="Strong_20_Emphasis"><text:span text:style-name="T1">Hinweis:</text:span></text:span><text:span text:style-name="T1"> Dieses ausführliche Datenblatt bietet eine umfassende Übersicht über die technischen Spezifikationen, Funktionen und Anwendungsmöglichkeiten der senseBox RTC (basierend auf dem RV-8823 RTC-Modul). Für spezifische Anwendungen und detaillierte technische Informationen wird empfohlen, die vollständige technische Dokumentation und Benutzerhandbücher zu konsultieren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4:27:05.920609744</meta:creation-date>
    <dc:date>2024-07-30T14:27:21.226269243</dc:date>
    <meta:editing-duration>PT16S</meta:editing-duration>
    <meta:editing-cycles>1</meta:editing-cycles>
    <meta:document-statistic meta:table-count="0" meta:image-count="0" meta:object-count="0" meta:page-count="3" meta:paragraph-count="54" meta:word-count="466" meta:character-count="3869" meta:non-whitespace-character-count="3497"/>
    <meta:generator>LibreOffice/7.3.7.2$Linux_X86_64 LibreOffice_project/30$Build-2</meta:generator>
  </office:meta>
</office:document-meta>
</file>